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onvertering af EPX til DDI 3.1:</text:p>
      <text:p text:style-name="Standard"/>
      <text:p text:style-name="Standard"/>
      <text:p text:style-name="Standard">Sections:</text:p>
      <text:p text:style-name="Standard"><text:tab/>Kan oversættes til Concepts og/eller indgå som en del af Question Construct (i Epidata: Flow).</text:p>
      <text:p text:style-name="Standard"/>
      <text:p text:style-name="Standard"/>
      <text:p text:style-name="Standard">Valuelabels:</text:p>
      <text:p text:style-name="Standard"><text:tab/>Oversættes til CatagoryScheme. Standard i DDA er at 9 = uoplyst, 10=irrelevant.</text:p>
      <text:p text:style-name="Standard"><text:tab/>Dette kambolerer med at brugere i epidata kan angive egne missing values.</text:p>
      <text:p text:style-name="Standard"><text:tab/>Approach: Lad det være som det er og indskriv værdierne fra epidata som “missingvalues” på Variable i DDI.</text:p>
      <text:p text:style-name="Standard"/>
      <text:p text:style-name="Standard"/>
      <text:p text:style-name="Standard"/>
      <text:p text:style-name="Standard">Field:</text:p>
      <text:p text:style-name="Standard"><text:tab/>Navngivningskonvention hos DDA er Vx (x = tal). Dog bruges V1=dda nummer og V2=....</text:p>
      <text:p text:style-name="Standard"/>
      <text:p text:style-name="Standard"/>
      <text:p text:style-name="Standard"/>
      <text:p text:style-name="Standard">Export tiltænker jeg som en general DDI export, men hvor det er muligt at vælge en speciel konfiguration som passe bedre til DDA arkivering. Det gælder for alle flg. Punkter:</text:p>
      <text:p text:style-name="Standard"/>
      <text:list xml:id="list322342060" text:style-name="L1">
        <text:list-item>
          <text:p text:style-name="P1">På mange tags i DDI bruges et ID – her har DDA en konvention om at ID er konstruerert: &lt;prefix&gt; + GUID.</text:p>
        </text:list-item>
        <text:list-item>
          <text:p text:style-name="P1">Der bruges også et version nr. --&gt; her kan vi bruge 1.0, og lade evt. Efterbearbejdning om at opdaterer disse numre.</text:p>
        </text:list-item>
        <text:list-item>
          <text:p text:style-name="P1">Agency: sæt som dda.dk</text:p>
        </text:list-item>
      </text:list>
      <text:p text:style-name="Standard"/>
      <text:p text:style-name="Standard">Heading:</text:p>
      <text:p text:style-name="Standard"><text:tab/>Indføres som del af Concept eller som StatementItem i “flow”.</text:p>
      <text:p text:style-name="Standard"/>
      <text:p text:style-name="Standard">Jumps:</text:p>
      <text:p text:style-name="Standard"><text:tab/>Oversættes til ControlConstructut -&gt; IfThenElse. Jannik vil kigge på hvordan man evt. Kan bruge ComputationItem til automatisk at give Variabler værdier.</text:p>
      <text:p text:style-name="Standard"/>
      <text:p text:style-name="Standard">Compare:</text:p>
      <text:p text:style-name="Standard"><text:tab/>Oversættes til IfThenElse med et StatementItem og derefter tilbage til samme Question (flow).</text:p>
      <text:p text:style-name="Standard"/>
      <text:p text:style-name="Standard">Notes:</text:p>
      <text:p text:style-name="Standard"><text:tab/>Oversættes til InterviewInstru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sten Christiansen</meta:initial-creator>
    <meta:creation-date>2012-05-21T14:36:47</meta:creation-date>
    <dc:date>2012-05-21T14:46:59</dc:date>
    <dc:creator>Torsten Christiansen</dc:creator>
    <meta:editing-duration>P0D</meta:editing-duration>
    <meta:editing-cycles>1</meta:editing-cycles>
    <meta:document-statistic meta:table-count="0" meta:image-count="0" meta:object-count="0" meta:page-count="1" meta:paragraph-count="21" meta:word-count="212" meta:character-count="1292" meta:non-whitespace-character-count="1096"/>
    <meta:generator>LibreOffice/3.5$Linux_X86_64 LibreOffice_project/350m1$Build-2</meta:generator>
  </office:meta>
</office:document-meta>
</file>